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ambria" svg:font-family="Cambria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4902in" fo:margin-right="0in" fo:text-indent="0in" style:auto-text-indent="fals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 style:list-style-name="L6"/>
    <style:style style:name="P8" style:family="paragraph" style:parent-style-name="Standard" style:list-style-name="L7"/>
    <style:style style:name="P9" style:family="paragraph" style:parent-style-name="Standard" style:list-style-name="L8"/>
    <style:style style:name="P10" style:family="paragraph" style:parent-style-name="Standard" style:list-style-name="L9"/>
    <style:style style:name="P11" style:family="paragraph" style:parent-style-name="Standard" style:list-style-name="L10"/>
    <style:style style:name="P12" style:family="paragraph" style:parent-style-name="Standard" style:list-style-name="L11"/>
    <style:style style:name="P13" style:family="paragraph" style:parent-style-name="Standard" style:list-style-name="L12"/>
    <style:style style:name="P14" style:family="paragraph" style:parent-style-name="Standard" style:list-style-name="L13"/>
    <style:style style:name="T1" style:family="text">
      <style:text-properties officeooo:rsid="000813d3"/>
    </style:style>
    <style:style style:name="T2" style:family="text">
      <style:text-properties officeooo:rsid="000978a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mperialism Map Format Decode</text:h>
      <text:p text:style-name="Standard"/>
      <text:p text:style-name="Standard_20_Bold">Source</text:p>
      <text:p text:style-name="Standard">http://games.groups.yahoo.com/group/Imp_list/ - File - MapDecode.rtf in MapEditor.zip (by tyggermeltdown)</text:p>
      <text:p text:style-name="Standard"/>
      <text:p text:style-name="Standard"/>
      <text:list xml:id="list34157826" text:style-name="L1">
        <text:list-item>
          <text:p text:style-name="P2">Each map is a grid of 108 by 60 cells; making 6,480 map cells total</text:p>
        </text:list-item>
        <text:list-item>
          <text:p text:style-name="P2">Each cell is a record of 36 bytes (6,480 map cells equal 233,280 bytes of map data )</text:p>
        </text:list-item>
        <text:list-item>
          <text:p text:style-name="P2">After the last map cell record are 384 records which may be dormant data now stored in .scn scenario files.</text:p>
        </text:list-item>
        <text:list-item>
          <text:p text:style-name="P2">The dormant data seams to contain country, seazone and territory names, as well as unknown data.</text:p>
        </text:list-item>
        <text:list-item>
          <text:p text:style-name="P2">Each dormant record is 198 bytes long (384 records a 198 bytes equal 76,032 bytes of dormant data)</text:p>
        </text:list-item>
        <text:list-item>
          <text:p text:style-name="P2">Each map file is the combination of the map cell data and the dormant data, for a total of 309,312 bytes per map file. The province name is stored in 10 bytes from byte 166 - 176 and is 0 ended.</text:p>
        </text:list-item>
      </text:list>
      <text:p text:style-name="Standard"/>
      <text:p text:style-name="Standard">The order of each 36 byte map record is as follows, with data stored in the byte stated as int values.</text:p>
      <text:p text:style-name="Standard"/>
      <text:p text:style-name="Standard_20_Bold">byte 00 - terrain underlay</text:p>
      <text:p text:style-name="Standard">Defines the base pallette of the cell using 3 bits</text:p>
      <text:p text:style-name="Standard"/>
      <text:p text:style-name="P1">value<text:tab/>underlay type<text:tab/>associated terrains</text:p>
      <text:p text:style-name="P1"><text:s text:c="2"/>0<text:tab/>level grass<text:tab/>clearing, cotton, cattle, horse, town</text:p>
      <text:p text:style-name="P1"><text:s text:c="2"/>1<text:tab/>forest<text:tab/><text:tab/>forest</text:p>
      <text:p text:style-name="P1"><text:s text:c="2"/>2<text:tab/>hill<text:tab/><text:tab/>barren hills, wool</text:p>
      <text:p text:style-name="P1"><text:s text:c="2"/>3<text:tab/>mountain<text:tab/>mountain</text:p>
      <text:p text:style-name="P1"><text:s text:c="2"/>4<text:tab/>swamp<text:tab/><text:tab/>swamp</text:p>
      <text:p text:style-name="P1"><text:s text:c="2"/>5<text:tab/>ocean<text:tab/><text:tab/>ocean</text:p>
      <text:p text:style-name="P1"><text:s text:c="2"/>6<text:tab/>wasteland<text:tab/>desert, tundra</text:p>
      <text:p text:style-name="P1"><text:s text:c="2"/>7<text:tab/>farmland<text:tab/>grain, orchard</text:p>
      <text:p text:style-name="P1">all other values invalid</text:p>
      <text:p text:style-name="Standard"/>
      <text:p text:style-name="Standard_20_Bold">byte 01 - ocean coastline marker</text:p>
      <text:p text:style-name="Standard">Defines which adjacent cells are coastline (land cells)</text:p>
      <text:p text:style-name="Standard"/>
      <text:list xml:id="list34159307" text:style-name="L2">
        <text:list-item>
          <text:p text:style-name="P3">cell must be an ocean cell (byte 00 must be int 5, and byte 19 must be int 0)</text:p>
        </text:list-item>
        <text:list-item>
          <text:p text:style-name="P3">corresponding equal value in byte 11 denotes coastline</text:p>
        </text:list-item>
        <text:list-item>
          <text:p text:style-name="P3">uses the standard 6 bit directional overlay see byte 06</text:p>
        </text:list-item>
        <text:list-item>
          <text:p text:style-name="P3">when byte 11 is 0, then this byte denotes islands in an ocean cell</text:p>
        </text:list-item>
        <text:list-item>
          <text:p text:style-name="P3">1 = sandbar island 2 = small island 3 = large island 4 = islet group </text:p>
        </text:list-item>
        <text:list-item>
          <text:p text:style-name="P3">NOTE: some cells have unknown use (possibly errant unused data)</text:p>
        </text:list-item>
        <text:list-item>
          <text:p text:style-name="P3">int 0 for null value</text:p>
        </text:list-item>
      </text:list>
      <text:p text:style-name="Standard"/>
      <text:p text:style-name="Standard_20_Bold">byte 02 - river overlay</text:p>
      <text:p text:style-name="Standard">Defines the overlying river structure using 4 bits</text:p>
      <text:p text:style-name="P1">int 0 for a null value</text:p>
      <text:p text:style-name="P1">river in and out valid combinations</text:p>
      <text:p text:style-name="P1">value<text:tab/>river directions</text:p>
      <text:p text:style-name="P1">11<text:tab/>NE to SE</text:p>
      <text:p text:style-name="P1">12<text:tab/>NE to SW</text:p>
      <text:p text:style-name="P1">13<text:tab/>NE to W(high)</text:p>
      <text:p text:style-name="P1">14<text:tab/>NE to W(low)</text:p>
      <text:p text:style-name="P1">15<text:tab/>SW to E(high)</text:p>
      <text:p text:style-name="P1">16<text:tab/>SW to E (low)</text:p>
      <text:p text:style-name="P1">17<text:tab/>E(high) to W(high)</text:p>
      <text:p text:style-name="P1">18<text:tab/>E(low) to W(high) </text:p>
      <text:p text:style-name="P1">19<text:tab/>E(high) to W(low) </text:p>
      <text:p text:style-name="P1">20<text:tab/>E(low) to W(low) </text:p>
      <text:p text:style-name="P1">21<text:tab/>E(high) to NW </text:p>
      <text:p text:style-name="P1"><text:soft-page-break/>22<text:tab/>E(low) to NW </text:p>
      <text:p text:style-name="P1">23<text:tab/>SE to W(high)</text:p>
      <text:p text:style-name="P1">24<text:tab/>SE to W(low)</text:p>
      <text:p text:style-name="P1">25<text:tab/>SE to NW</text:p>
      <text:p text:style-name="P1">26<text:tab/>SW to NW</text:p>
      <text:p text:style-name="P1"/>
      <text:p text:style-name="P1">invalid combinations</text:p>
      <text:p text:style-name="P1">NE to E(high), NE to E(low), NE to NW</text:p>
      <text:p text:style-name="P1">SE to E(high), SE to E(low), SE to SW</text:p>
      <text:p text:style-name="P1">E(high) to E(low)</text:p>
      <text:p text:style-name="P1">W(high) to W(low)</text:p>
      <text:p text:style-name="P1">NW to W(high), NW to W(low)</text:p>
      <text:p text:style-name="P1">SW to W(high), SW to W(low)</text:p>
      <text:p text:style-name="P1"/>
      <text:p text:style-name="P1">river in to riverhead values</text:p>
      <text:p text:style-name="P1">value<text:tab/>direction</text:p>
      <text:p text:style-name="P1">43<text:tab/>NE to riverhead</text:p>
      <text:p text:style-name="P1">44<text:tab/>E(high)to riverhead</text:p>
      <text:p text:style-name="P1">45<text:tab/>E(low) to riverhead</text:p>
      <text:p text:style-name="P1">46<text:tab/>SE to riverhead</text:p>
      <text:p text:style-name="P1">47<text:tab/>SW to riverhead</text:p>
      <text:p text:style-name="P1">48<text:tab/>W(high) to riverhead</text:p>
      <text:p text:style-name="P1">49<text:tab/><text:span text:style-name="T1">W</text:span>(low) to riverhead</text:p>
      <text:p text:style-name="P1">50<text:tab/>NW to riverhead</text:p>
      <text:p text:style-name="P1"/>
      <text:p text:style-name="P1">rivermouth values</text:p>
      <text:p text:style-name="P1">value<text:tab/>shoreline direction</text:p>
      <text:p text:style-name="P1">51<text:tab/>ocean NE rivermouth to shoreline</text:p>
      <text:p text:style-name="P1">52<text:tab/>ocean E(high) rivermouth to shoreline</text:p>
      <text:p text:style-name="P1">53<text:tab/>ocean E(low) rivermouth to shoreline</text:p>
      <text:p text:style-name="P1">54<text:tab/>ocean SE rivermouth to shoreline</text:p>
      <text:p text:style-name="P1">55<text:tab/>ocean S<text:span text:style-name="T2">W</text:span> rivermouth to shoreline</text:p>
      <text:p text:style-name="P1">56<text:tab/>ocean W(high) rivermouth to shoreline</text:p>
      <text:p text:style-name="P1">57<text:tab/>ocean W(low) rivermouth to shoreline</text:p>
      <text:p text:style-name="P1">58<text:tab/>ocean NW rivermouth to shoreline</text:p>
      <text:p text:style-name="Standard"/>
      <text:p text:style-name="Standard_20_Bold">byte 03 - nation/seazone</text:p>
      <text:p text:style-name="Standard">Defines the cells nation or seazone number</text:p>
      <text:p text:style-name="Standard"/>
      <text:list xml:id="list34165471" text:style-name="L3">
        <text:list-item>
          <text:p text:style-name="P4">no invalid values allowed</text:p>
        </text:list-item>
      </text:list>
      <text:p text:style-name="Standard"/>
      <text:p text:style-name="Standard_20_Bold">byte 04 - nation/seazone</text:p>
      <text:p text:style-name="Standard">Defines the cells nation or seazone number</text:p>
      <text:p text:style-name="Standard"/>
      <text:list xml:id="list34168968" text:style-name="L4">
        <text:list-item>
          <text:p text:style-name="P5">repeat of byte 03</text:p>
        </text:list-item>
      </text:list>
      <text:p text:style-name="Standard"/>
      <text:p text:style-name="Standard_20_Bold">byte 05 - unused - always set to 255</text:p>
      <text:p text:style-name="Standard"/>
      <text:p text:style-name="Standard_20_Bold">byte 06 - rail track</text:p>
      <text:p text:style-name="Standard">Identifies track overlay in six bits</text:p>
      <text:p text:style-name="Standard"/>
      <text:p text:style-name="P1">binary<text:tab/><text:tab/>track overlay directions<text:tab/>int value</text:p>
      <text:p text:style-name="P1">00000000<text:tab/>none<text:tab/><text:tab/><text:tab/>0</text:p>
      <text:p text:style-name="P1">00000001<text:tab/>NE<text:tab/><text:tab/><text:tab/>1</text:p>
      <text:p text:style-name="P1">00000010<text:tab/>E<text:tab/><text:tab/><text:tab/>2</text:p>
      <text:p text:style-name="P1">00000011<text:tab/>NE,E<text:tab/><text:tab/><text:tab/>3</text:p>
      <text:p text:style-name="P1">00000100<text:tab/>SE<text:tab/><text:tab/><text:tab/>4</text:p>
      <text:p text:style-name="P1">00000101<text:tab/>SE,NE<text:tab/><text:tab/><text:tab/>5</text:p>
      <text:p text:style-name="P1">00000110<text:tab/>SE,E<text:tab/><text:tab/><text:tab/>6</text:p>
      <text:p text:style-name="P1">00000111<text:tab/>NE,E,SE<text:tab/><text:tab/><text:tab/>7</text:p>
      <text:p text:style-name="P1">00001000<text:tab/>SW<text:tab/><text:tab/><text:tab/>8</text:p>
      <text:p text:style-name="P1"><text:soft-page-break/>00001001<text:tab/>NE,SW<text:tab/><text:tab/><text:tab/>9</text:p>
      <text:p text:style-name="P1">00001010<text:tab/>E,SW<text:tab/><text:tab/><text:tab/>10</text:p>
      <text:p text:style-name="P1">00001011<text:tab/>NE,E,SW<text:tab/><text:tab/>11</text:p>
      <text:p text:style-name="P1">00001100<text:tab/>SE,SW<text:tab/><text:tab/><text:tab/>12</text:p>
      <text:p text:style-name="P1">00001101<text:tab/>NE,SE,SW<text:tab/><text:tab/>13</text:p>
      <text:p text:style-name="P1">00001110<text:tab/>E,SE,SW<text:tab/><text:tab/><text:tab/>14</text:p>
      <text:p text:style-name="P1">00001111<text:tab/>NE,E,SE,SW<text:tab/><text:tab/>15</text:p>
      <text:p text:style-name="P1">00010000<text:tab/>W<text:tab/><text:tab/><text:tab/>16</text:p>
      <text:p text:style-name="P1">00010001<text:tab/>NE,W<text:tab/><text:tab/><text:tab/>17</text:p>
      <text:p text:style-name="P1">00010010<text:tab/>E,W<text:tab/><text:tab/><text:tab/>18</text:p>
      <text:p text:style-name="P1">00010011<text:tab/>NE,E,W<text:tab/><text:tab/><text:tab/>19</text:p>
      <text:p text:style-name="P1">00010100<text:tab/>SE,W<text:tab/><text:tab/><text:tab/>20</text:p>
      <text:p text:style-name="P1">00010101<text:tab/>NE,SE,W<text:tab/><text:tab/>21</text:p>
      <text:p text:style-name="P1">00010110<text:tab/>E,SE,W<text:tab/><text:tab/><text:tab/>22</text:p>
      <text:p text:style-name="P1">00010111<text:tab/>NE,E,SE,W<text:tab/><text:tab/>23</text:p>
      <text:p text:style-name="P1">00011000<text:tab/>SW,W<text:tab/><text:tab/><text:tab/>24</text:p>
      <text:p text:style-name="P1">00011001<text:tab/>NE,SW,W<text:tab/><text:tab/>25</text:p>
      <text:p text:style-name="P1">00011010<text:tab/>E,SW,W<text:tab/><text:tab/><text:tab/>26</text:p>
      <text:p text:style-name="P1">00011011<text:tab/>NE,E,SW,W<text:tab/><text:tab/>27</text:p>
      <text:p text:style-name="P1">00011100<text:tab/>SE,SW,W<text:tab/><text:tab/>28</text:p>
      <text:p text:style-name="P1">00011101<text:tab/>NE,SE,SW,W<text:tab/><text:tab/>29</text:p>
      <text:p text:style-name="P1">00011110<text:tab/>E,SE,SW,W<text:tab/><text:tab/>30</text:p>
      <text:p text:style-name="P1">00011111<text:tab/>NE,E,SE,SW,W<text:tab/><text:tab/>31</text:p>
      <text:p text:style-name="P1">00100000<text:tab/>NW<text:tab/><text:tab/><text:tab/>32</text:p>
      <text:p text:style-name="P1">00100001<text:tab/>NE,NW<text:tab/><text:tab/><text:tab/>33</text:p>
      <text:p text:style-name="P1">00100010<text:tab/>E,NW<text:tab/><text:tab/><text:tab/>34</text:p>
      <text:p text:style-name="P1">00100011<text:tab/>NE,E,NW<text:tab/><text:tab/>35</text:p>
      <text:p text:style-name="P1">00100100<text:tab/>SE,NW<text:tab/><text:tab/><text:tab/>36</text:p>
      <text:p text:style-name="P1">00100101<text:tab/>NE,SE,NW<text:tab/><text:tab/>37</text:p>
      <text:p text:style-name="P1">00100110<text:tab/>E,SE,NW<text:tab/><text:tab/>38</text:p>
      <text:p text:style-name="P1">00100111<text:tab/>NE,E,SE,NW<text:tab/><text:tab/>39</text:p>
      <text:p text:style-name="P1">00101000<text:tab/>SW,NW<text:tab/><text:tab/><text:tab/>40</text:p>
      <text:p text:style-name="P1">00101001<text:tab/>NE,SW,NW<text:tab/><text:tab/>41</text:p>
      <text:p text:style-name="P1">00101010<text:tab/>E,SW,NW<text:tab/><text:tab/>42</text:p>
      <text:p text:style-name="P1">00101011<text:tab/>NE,E,SW,NW<text:tab/><text:tab/>43</text:p>
      <text:p text:style-name="P1">00101100<text:tab/>SE,SW,NW<text:tab/><text:tab/>44</text:p>
      <text:p text:style-name="P1">00101101<text:tab/>NE,SE,SW,NW<text:tab/><text:tab/>45</text:p>
      <text:p text:style-name="P1">00101110<text:tab/>E,SE,SW,NW<text:tab/><text:tab/>46</text:p>
      <text:p text:style-name="P1">00101111<text:tab/>NE,E,SE,SW,NW<text:tab/><text:tab/>47</text:p>
      <text:p text:style-name="P1">00110000<text:tab/>W,NW<text:tab/><text:tab/><text:tab/>48</text:p>
      <text:p text:style-name="P1">00110001<text:tab/>NE,W,NW<text:tab/><text:tab/>49</text:p>
      <text:p text:style-name="P1">00110010<text:tab/>E,W,NW<text:tab/><text:tab/><text:tab/>50</text:p>
      <text:p text:style-name="P1">00110011<text:tab/>NE,E,W,NW<text:tab/><text:tab/>51</text:p>
      <text:p text:style-name="P1">00110100<text:tab/>SE,W,NW<text:tab/><text:tab/>52</text:p>
      <text:p text:style-name="P1">00110101<text:tab/>NE,SE,W,NW<text:tab/><text:tab/>53</text:p>
      <text:p text:style-name="P1">00110110<text:tab/>E,SE,W,NW<text:tab/><text:tab/>54</text:p>
      <text:p text:style-name="P1">00110111<text:tab/>NE,E,SE,W,NW<text:tab/><text:tab/>55</text:p>
      <text:p text:style-name="P1">00111000<text:tab/>SW,W,NW<text:tab/><text:tab/>56</text:p>
      <text:p text:style-name="P1">00111001<text:tab/>NE,SW,W,NW<text:tab/><text:tab/>57</text:p>
      <text:p text:style-name="P1">00111010<text:tab/>E,SW,W,NW<text:tab/><text:tab/>58</text:p>
      <text:p text:style-name="P1">00111011<text:tab/>NE,E,SW,W,NW<text:tab/><text:tab/>59</text:p>
      <text:p text:style-name="P1">00111100<text:tab/>SE,SW,W,NW<text:tab/><text:tab/>60</text:p>
      <text:p text:style-name="P1">00111101<text:tab/>NE,SE,SW,W,NW<text:tab/><text:tab/>61</text:p>
      <text:p text:style-name="P1">00111110<text:tab/>E,SE,SW,W,NW<text:tab/><text:tab/>62</text:p>
      <text:p text:style-name="P1">00111111<text:tab/>NE,E,SE,SW,W,NW<text:tab/>63</text:p>
      <text:p text:style-name="Standard"/>
      <text:p text:style-name="Standard_20_Bold">byte 07 - national/seazone border</text:p>
      <text:p text:style-name="Standard">six bit directional boundary identifier</text:p>
      <text:p text:style-name="Standard"/>
      <text:list xml:id="list34176851" text:style-name="L5">
        <text:list-item>
          <text:p text:style-name="P6">see byte 06 for data structure </text:p>
        </text:list-item>
        <text:list-item>
          <text:p text:style-name="P6">null value set to int 0</text:p>
        </text:list-item>
      </text:list>
      <text:p text:style-name="Standard"><text:soft-page-break/></text:p>
      <text:p text:style-name="Standard_20_Bold">byte 08 - provincial border</text:p>
      <text:p text:style-name="Standard">six bit directional boundary identifier</text:p>
      <text:p text:style-name="Standard"/>
      <text:list xml:id="list34156373" text:style-name="L6">
        <text:list-item>
          <text:p text:style-name="P7">see byte 06 for data structure</text:p>
        </text:list-item>
        <text:list-item>
          <text:p text:style-name="P7">null value set to int 0</text:p>
        </text:list-item>
      </text:list>
      <text:p text:style-name="Standard"/>
      <text:p text:style-name="Standard_20_Bold">byte 09 - land coastline marker</text:p>
      <text:p text:style-name="Standard">Defines which adjacent cells are coastline (land cells)</text:p>
      <text:p text:style-name="Standard"/>
      <text:list xml:id="list34148126" text:style-name="L7">
        <text:list-item>
          <text:p text:style-name="P8">cell must contain land (byte 00 must not be int 5, and byte 19 must not be int 0)</text:p>
        </text:list-item>
        <text:list-item>
          <text:p text:style-name="P8">see byte 06 for data structure</text:p>
        </text:list-item>
        <text:list-item>
          <text:p text:style-name="P8">null value set to int 0</text:p>
        </text:list-item>
      </text:list>
      <text:p text:style-name="Standard"/>
      <text:p text:style-name="Standard_20_Bold">byte 10 - adjacent like cell marker</text:p>
      <text:p text:style-name="Standard">Denotes which adjacent cell contains same byte 19 data</text:p>
      <text:p text:style-name="Standard"/>
      <text:list xml:id="list34152838" text:style-name="L8">
        <text:list-item>
          <text:p text:style-name="P9">see byte 06 for data structure</text:p>
        </text:list-item>
        <text:list-item>
          <text:p text:style-name="P9">null value set to int 0</text:p>
        </text:list-item>
      </text:list>
      <text:p text:style-name="Standard"/>
      <text:p text:style-name="Standard_20_Bold">byte 11 - hill to mountain adjacent overlay</text:p>
      <text:p text:style-name="Standard">Denotes which adjacent cell contains a transition</text:p>
      <text:p text:style-name="Standard"/>
      <text:list xml:id="list34148722" text:style-name="L9">
        <text:list-item>
          <text:p text:style-name="P10">from hills to mountains</text:p>
        </text:list-item>
        <text:list-item>
          <text:p text:style-name="P10">see byte 06 for data structure</text:p>
        </text:list-item>
        <text:list-item>
          <text:p text:style-name="P10">null value set to int 0</text:p>
        </text:list-item>
      </text:list>
      <text:p text:style-name="Standard"/>
      <text:p text:style-name="Standard_20_Bold">byte 12 - unused - always set to int 0</text:p>
      <text:p text:style-name="Standard_20_Bold">byte 13 - unused - always set to int 0</text:p>
      <text:p text:style-name="Standard_20_Bold">byte 14 - unused - always set to int 243</text:p>
      <text:p text:style-name="Standard_20_Bold">byte 15 - unused - always set to int 0</text:p>
      <text:p text:style-name="Standard_20_Bold"/>
      <text:p text:style-name="Standard_20_Bold">byte 16 - unknown</text:p>
      <text:p text:style-name="Standard_20_Bold"/>
      <text:list xml:id="list34166518" text:style-name="L10">
        <text:list-item>
          <text:p text:style-name="P11">default is int 255</text:p>
        </text:list-item>
      </text:list>
      <text:p text:style-name="Standard"/>
      <text:p text:style-name="Standard_20_Bold">byte 17 - resource A</text:p>
      <text:p text:style-name="Standard"/>
      <text:p text:style-name="P1">0<text:tab/>cotton</text:p>
      <text:p text:style-name="P1">1<text:tab/>wool</text:p>
      <text:p text:style-name="P1">2<text:tab/>forest</text:p>
      <text:p text:style-name="P1">3<text:tab/>coal</text:p>
      <text:p text:style-name="P1">4<text:tab/>iron</text:p>
      <text:p text:style-name="P1">5<text:tab/>horses</text:p>
      <text:p text:style-name="P1">6<text:tab/>oil</text:p>
      <text:p text:style-name="P1">17<text:tab/>grain</text:p>
      <text:p text:style-name="P1">18<text:tab/>fruit</text:p>
      <text:p text:style-name="P1">19<text:tab/>fish (not used)</text:p>
      <text:p text:style-name="P1">20<text:tab/>cattle</text:p>
      <text:p text:style-name="P1">21<text:tab/>gems</text:p>
      <text:p text:style-name="P1">22<text:tab/>gold</text:p>
      <text:p text:style-name="P1">255<text:tab/>no resource</text:p>
      <text:p text:style-name="Standard"/>
      <text:p text:style-name="Standard_20_Bold">byte 18 - resource B</text:p>
      <text:p text:style-name="Standard"/>
      <text:list xml:id="list34170501" text:style-name="L11">
        <text:list-item>
          <text:p text:style-name="P12">see byte 17 for data structure</text:p>
        </text:list-item>
        <text:list-item>
          <text:p text:style-name="P12">NOTE: only coal, iron, gems and gold used in game scenarios</text:p>
        </text:list-item>
      </text:list>
      <text:p text:style-name="Standard"/>
      <text:p text:style-name="Standard_20_Bold"><text:soft-page-break/>byte 19 - terrain type</text:p>
      <text:p text:style-name="Standard">Determines the overlay for specific terrain types</text:p>
      <text:p text:style-name="Standard"/>
      <text:p text:style-name="P1">0<text:tab/>ocean</text:p>
      <text:p text:style-name="P1">1<text:tab/>clear</text:p>
      <text:p text:style-name="P1">2<text:tab/>cotton</text:p>
      <text:p text:style-name="P1">3<text:tab/>cattle</text:p>
      <text:p text:style-name="P1">4<text:tab/>horse</text:p>
      <text:p text:style-name="P1">5<text:tab/>grain</text:p>
      <text:p text:style-name="P1">6<text:tab/>orchard</text:p>
      <text:p text:style-name="P1">7<text:tab/>wool</text:p>
      <text:p text:style-name="P1">8<text:tab/>hill</text:p>
      <text:p text:style-name="P1">9<text:tab/>mountain</text:p>
      <text:p text:style-name="P1">10<text:tab/>swamp</text:p>
      <text:p text:style-name="P1">11<text:tab/>desert</text:p>
      <text:p text:style-name="P1">12<text:tab/>tundra</text:p>
      <text:p text:style-name="P1">13<text:tab/>forest</text:p>
      <text:p text:style-name="P1">14<text:tab/>town<text:tab/><text:tab/>(may be inactive as byte 30 determines town type)</text:p>
      <text:p text:style-name="P1">15<text:tab/>scrub forest</text:p>
      <text:p text:style-name="P1">16<text:tab/>capital<text:tab/><text:tab/>(may be inactive as byte 30 determines town type)</text:p>
      <text:p text:style-name="Standard"/>
      <text:p text:style-name="Standard_20_Bold">byte 20 - Province A</text:p>
      <text:p text:style-name="Standard">combines with byte 21 to create a long int to assign province number</text:p>
      <text:p text:style-name="Standard"/>
      <text:p text:style-name="Standard_20_Bold">byte 21 - Province B</text:p>
      <text:p text:style-name="Standard">combines with byte 20 to create a long int to assign province number</text:p>
      <text:p text:style-name="Standard"/>
      <text:list xml:id="list34174907" text:style-name="L12">
        <text:list-item>
          <text:p text:style-name="P13">when an ocean cell byte 20 and byte 21 are set to long int 65535</text:p>
        </text:list-item>
      </text:list>
      <text:p text:style-name="Standard"/>
      <text:p text:style-name="Standard_20_Bold">byte 22 - unused - always set to int 255</text:p>
      <text:p text:style-name="Standard_20_Bold">byte 23 - unused - always set to int 0</text:p>
      <text:p text:style-name="Standard_20_Bold">byte 24 - unused - always set to int 255</text:p>
      <text:p text:style-name="Standard_20_Bold">byte 25 - unused - always set to int 243</text:p>
      <text:p text:style-name="Standard_20_Bold">byte 26 - unused - always set to int 255</text:p>
      <text:p text:style-name="Standard_20_Bold">byte 27 - unused - always set to int 255</text:p>
      <text:p text:style-name="Standard_20_Bold">byte 28 - unused - always set to int 0</text:p>
      <text:p text:style-name="Standard"/>
      <text:p text:style-name="Standard_20_Bold">byte 29 - town type</text:p>
      <text:p text:style-name="Standard">Determines the type of city overlay</text:p>
      <text:p text:style-name="Standard"/>
      <text:list xml:id="list34153451" text:style-name="L13">
        <text:list-item>
          <text:p text:style-name="P14">int 34 = village</text:p>
        </text:list-item>
        <text:list-item>
          <text:p text:style-name="P14">int 35 = Capitol</text:p>
        </text:list-item>
        <text:list-item>
          <text:p text:style-name="P14">null value is int 0</text:p>
        </text:list-item>
      </text:list>
      <text:p text:style-name="Standard"/>
      <text:p text:style-name="Standard_20_Bold">byte 30 - unused - always set to int 243</text:p>
      <text:p text:style-name="Standard_20_Bold">byte 31 - unused - always set to int 243</text:p>
      <text:p text:style-name="Standard_20_Bold">byte 32 - unused - always set to int 0</text:p>
      <text:p text:style-name="Standard_20_Bold">byte 33 - unused - always set to int 0</text:p>
      <text:p text:style-name="Standard_20_Bold">byte 34 - unused - always set to int 0</text:p>
      <text:p text:style-name="Standard_20_Bold">byte 35 - unused - always set to int 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ambria" svg:font-family="Cambria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mbria" fo:font-size="10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tandard_20_Bold" style:display-name="Standard Bold" style:family="paragraph" style:parent-style-name="Standard" style:class="text">
      <style:text-properties fo:font-size="12pt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8M44S</meta:editing-duration>
    <meta:editing-cycles>9</meta:editing-cycles>
    <meta:generator>LibreOffice/3.6$Windows_x86 LibreOffice_project/e29a214-2bbed72-0621de6-a97528c-8f066d</meta:generator>
    <dc:date>2013-02-26T14:14:42.05</dc:date>
    <meta:document-statistic meta:table-count="0" meta:image-count="0" meta:object-count="0" meta:page-count="5" meta:paragraph-count="241" meta:word-count="1344" meta:character-count="6881" meta:non-whitespace-character-count="5691"/>
    <meta:user-defined meta:name="Info 1"/>
    <meta:user-defined meta:name="Info 2"/>
    <meta:user-defined meta:name="Info 3"/>
    <meta:user-defined meta:name="Info 4"/>
  </office:meta>
</office:document-meta>
</file>